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1" style:family="paragraph">
      <style:text-properties fo:font-family="Cabin" style:font-pitch="variable"/>
    </style:style>
    <style:style style:name="T1" style:family="text">
      <style:text-properties fo:font-family="Cabi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ass</text:span>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ariables</text:p>
              </text:list-item>
              <text:list-item>
                <text:p>Nesting</text:p>
              </text:list-item>
              <text:list-item>
                <text:p>Mixins</text:p>
              </text:list-item>
              <text:list-item>
                <text:p>Function</text:p>
              </text:list-item>
              <text:list-item>
                <text:p>Extend</text:p>
              </text:list-item>
              <text:list-item>
                <text:p>Placeholder classes</text:p>
              </text:list-item>
              <text:list-item>
                <text:p>Part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Variabl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$blue: #00f;</text:p>
              </text:list-item>
              <text:list-item>
                <text:p>$primary-color: #f00;</text:p>
              </text:list-item>
              <text:list-item>
                <text:p>$base-font-size: 16px;</text:p>
              </text:list-item>
              <text:list-item>
                <text:p>$base-font-family: Cabin, Arial, sans-serif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5.281cm" svg:x="1.4cm" svg:y="5.039cm" presentation:class="subtitle" presentation:user-transformed="true">
          <draw:text-box>
            <text:p>$primary-color: #58186b;</text:p>
            <text:p>$white: #fff;</text:p>
            <text:p><text:line-break/>.btn{</text:p>
            <text:p><text:tab/></text:p>
            <text:p>}</text:p>
            <text:p>.btn{</text:p>
            <text:p><text:tab/>background: #58186b;<text:tab/><text:tab/></text:p>
            <text:p><text:tab/>color: $fff;</text:p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Nesting</text:p>
          </draw:text-box>
        </draw:frame>
        <draw:frame presentation:style-name="pr5" draw:layer="layout" svg:width="25.199cm" svg:height="17.041cm" svg:x="1.4cm" svg:y="3.914cm" presentation:class="subtitle" presentation:user-transformed="true">
          <draw:text-box>
            <text:p>.header{</text:p>
            <text:p><text:tab/>background: $green;</text:p>
            <text:p><text:tab/>h2{</text:p>
            <text:p><text:tab/><text:tab/>font-size: 20px;</text:p>
            <text:p><text:tab/>}</text:p>
            <text:p>}</text:p>
            <text:p>.header{</text:p>
            <text:p><text:tab/>background: $green;</text:p>
            <text:p>}</text:p>
            <text:p>.header<text:tab/>h2{</text:p>
            <text:p><text:tab/><text:tab/>font-size: 20px;</text:p>
            <text:p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Mixin</text:p>
          </draw:text-box>
        </draw:frame>
        <draw:frame presentation:style-name="Default-outline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locks of code that can be reused</text:p>
              </text:list-item>
              <text:list-item>
                <text:p>Can handle variables</text:p>
              </text:list-item>
              <text:list-item>
                <text:p>Outputs lines of Sass</text:p>
              </text:list-item>
              <text:list-item>
                <text:p>Can handle multiple rules depending on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Mixi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@mixin box-size(){</text:p>
            <text:p><text:tab/>-webkit-box-sizing: border-box; </text:p>
            <text:p><text:tab/>-moz-box-sizing: border-box; <text:s text:c="2"/></text:p>
            <text:p><text:tab/>box-sizing: border-box; <text:s text:c="8"/></text:p>
            <text:p>}<text:line-break/></text:p>
            <text:p>.fluid-width{</text:p>
            <text:p><text:tab/>@include box-size();<text:tab/></text:p>
            <text:p><text:tab/>background: #00f;</text:p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3.777cm" svg:x="1.4cm" svg:y="0.702cm" presentation:class="title" presentation:user-transformed="true">
          <draw:text-box>
            <text:p>Mixin<text:line-break/>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fluid-width{</text:p>
            <text:p><text:tab/>-webkit-box-sizing: border-box; </text:p>
            <text:p><text:tab/>-moz-box-sizing: border-box; <text:s text:c="2"/></text:p>
            <text:p><text:tab/>box-sizing: border-box; <text:s text:c="8"/></text:p>
            <text:p><text:tab/>background: #00f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Mixi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@mixin opacity($opacity) {</text:p>
            <text:p><text:s text:c="2"/>opacity: $opacity;</text:p>
            <text:p><text:s text:c="2"/>filter: alpha(opacity=$opacity-ie); //IE8</text:p>
            <text:p>}</text:p>
            <text:p/>
            <text:p>.faded-content {</text:p>
            <text:p><text:s text:c="2"/>@include opacity(0.5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777cm" svg:x="1.4cm" svg:y="0.702cm" presentation:class="title">
          <draw:text-box>
            <text:p>Function<text:line-break/>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Function return a single value</text:p>
              </text:list-item>
              <text:list-item>
                <text:p>Work well with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Function</text:p>
          </draw:text-box>
        </draw:frame>
        <draw:frame presentation:style-name="pr5" draw:layer="layout" svg:width="25.199cm" svg:height="15.406cm" svg:x="1.4cm" svg:y="4.914cm" presentation:class="subtitle" presentation:user-transformed="true">
          <draw:text-box>
            <text:p>@function calc-percent($target, $container) {</text:p>
            <text:p><text:s text:c="2"/>@return ($target / $container) * 100%;</text:p>
            <text:p>}</text:p>
            <text:p/>
            <text:p>.primary-content{</text:p>
            <text:p><text:tab/>width: calc-percent(700px, 1200px);</text:p>
            <text:p>}</text:p>
            <text:p/>
            <text:p>.primary-content{</text:p>
            <text:p><text:tab/>width: 58.33333333%;</text:p>
            <text:p>}</text:p>
          </draw:text-box>
        </draw:frame>
        <draw:frame draw:style-name="gr2" draw:layer="layout" svg:width="26.035cm" svg:height="1.022cm" svg:x="1.236cm" svg:y="19.885cm">
          <draw:text-box>
            <text:p>Example from http://thesassway.com/advanced/pure-sass-fun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Function</text:p>
          </draw:text-box>
        </draw:frame>
        <draw:frame presentation:style-name="pr5" draw:layer="layout" svg:width="25.199cm" svg:height="15.566cm" svg:x="0.802cm" svg:y="3.849cm" presentation:class="subtitle" presentation:user-transformed="true">
          <draw:text-box>
            <text:p>@function calculateRem($size) {</text:p>
            <text:p><text:s text:c="2"/>$remSize: $size / 16px;</text:p>
            <text:p><text:s text:c="2"/>@return $remSize * 1rem;</text:p>
            <text:p>}</text:p>
            <text:p>@mixin font-size($size) {</text:p>
            <text:p><text:s text:c="2"/>font-size: $size;</text:p>
            <text:p><text:s text:c="2"/>font-size: calculateRem($size);</text:p>
            <text:p>}</text:p>
            <text:p>p {</text:p>
            <text:p><text:s text:c="2"/>@include font-size(14px)</text:p>
            <text:p>}</text:p>
            <text:p/>
          </draw:text-box>
        </draw:frame>
        <draw:frame draw:style-name="gr2" draw:layer="layout" svg:width="26.035cm" svg:height="1.022cm" svg:x="0.635cm" svg:y="19.685cm">
          <draw:text-box>
            <text:p>Example from http://zerosixthree.se/8-sass-mixins-you-must-have-in-your-toolbox/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Extend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Comma separates the original selector</text:p>
              </text:list-item>
              <text:list-item>
                <text:p>Will extend nested selectors as well</text:p>
              </text:list-item>
              <text:list-item>
                <text:p>Helps keep your CSS D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Extend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{</text:p>
            <text:p><text:tab/>background-color: $blue;</text:p>
            <text:p><text:tab/>font-size: 15px;</text:p>
            <text:p><text:tab/>padding: 3px</text:p>
            <text:p>}</text:p>
            <text:p>.warning-button{</text:p>
            <text:p><text:tab/>@extend .button;</text:p>
            <text:p><text:tab/>background-color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Extend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, .warning-button{</text:p>
            <text:p><text:tab/>background-color: $blue;</text:p>
            <text:p><text:tab/>font-size: 15px;</text:p>
            <text:p><text:tab/>padding: 3px</text:p>
            <text:p>}</text:p>
            <text:p>.warning-button{</text:p>
            <text:p><text:tab/>background-color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laceholder class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Help extend generate more efficient content</text:p>
              </text:list-item>
              <text:list-item>
                <text:p>Placeholders aren't generated in 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laceholder</text:p>
          </draw:text-box>
        </draw:frame>
        <draw:frame presentation:style-name="pr5" draw:layer="layout" svg:width="25.199cm" svg:height="17.041cm" svg:x="1.4cm" svg:y="3.914cm" presentation:class="subtitle" presentation:user-transformed="true">
          <draw:text-box>
            <text:p>%button{</text:p>
            <text:p><text:tab/>font-size: 16px;</text:p>
            <text:p><text:tab/>padding: 5px;</text:p>
            <text:p>}</text:p>
            <text:p>.button-success{</text:p>
            <text:p><text:tab/>@extend %button;</text:p>
            <text:p><text:tab/>background: $green;</text:p>
            <text:p>}</text:p>
            <text:p>.button-fail{</text:p>
            <text:p><text:tab/>@extend %button;</text:p>
            <text:p><text:tab/>background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laceholder</text:p>
          </draw:text-box>
        </draw:frame>
        <draw:frame presentation:style-name="pr5" draw:layer="layout" svg:width="25.199cm" svg:height="13.859cm" svg:x="1.4cm" svg:y="4.914cm" presentation:class="subtitle">
          <draw:text-box>
            <text:p>.button-success, .button-fail{</text:p>
            <text:p><text:tab/>font-size: 16px;</text:p>
            <text:p><text:tab/>padding: 5px;</text:p>
            <text:p>}</text:p>
            <text:p>.button-success{</text:p>
            <text:p><text:tab/>background: $green;</text:p>
            <text:p>}</text:p>
            <text:p>.button-fail{</text:p>
            <text:p><text:tab/>background: $red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artial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Modular file system</text:p>
              </text:list-item>
              <text:list-item>
                <text:p>Smaller, easier to maintain files</text:p>
              </text:list-item>
              <text:list-item>
                <text:p>Start with an underscore '_' and are imported into main Sass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4" draw:layer="layout" svg:width="25.199cm" svg:height="3.507cm" svg:x="1.4cm" svg:y="0.837cm" presentation:class="title">
          <draw:text-box>
            <text:p>Partials</text:p>
          </draw:text-box>
        </draw:frame>
        <draw:frame presentation:style-name="pr5" draw:layer="layout" svg:width="25.199cm" svg:height="13.859cm" svg:x="1.4cm" svg:y="4.914cm" presentation:class="subtitle">
          <draw:text-box>
            <text:p>_button.scss</text:p>
            <text:p>.button-classes{}</text:p>
            <text:p/>
            <text:p>_style.scss</text:p>
            <text:p>@import 'button'</text:p>
            <text:p/>
            <text:p>style.css</text:p>
            <text:p>.button-classes{}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00H57M51S</meta:editing-duration>
    <meta:editing-cycles>10</meta:editing-cycles>
    <dc:date>2014-09-28T15:57:26</dc:date>
    <dc:creator>Michael Kivikoski</dc:creator>
    <meta:generator>OpenOffice.org/3.2$Unix OpenOffice.org_project/320m18$Build-9502</meta:generator>
    <meta:document-statistic meta:object-count="99"/>
  </office:meta>
</office:document-meta>
</file>